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ableMethodReturnValueHandler.handleReturnValue( @ Nullable Object returnValue , MethodParameter returnType , ModelAndViewContainer mavContainer , NativeWebRequest web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llableMethod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